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236in" svg:height="6.724in" svg:x="17.4961in" svg:y="0.3157in">
            <draw:object draw:notify-on-update-of-ranges="Sheet1.N2:Sheet1.N2 Sheet1.N3:Sheet1.N30 Sheet1.O2:Sheet1.O2 Sheet1.O3:Sheet1.O30 Sheet1.N2:Sheet1.N2 Sheet1.N3:Sheet1.N30 Sheet1.P2:Sheet1.P2 Sheet1.P3:Sheet1.P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ALLCORE</text:p>
          </table:table-cell>
          <table:table-cell/>
          <table:table-cell office:value-type="string">
            <text:p>AVG</text:p>
          </table:table-cell>
          <table:table-cell table:number-columns-repeated="3"/>
          <table:table-cell office:value-type="string">
            <text:p>ONECORE</text:p>
          </table:table-cell>
          <table:table-cell/>
          <table:table-cell office:value-type="string">
            <text:p>AVG</text:p>
          </table:table-cell>
          <table:table-cell table:number-columns-repeated="2"/>
          <table:table-cell office:value-type="string">
            <text:p>sleeptime</text:p>
          </table:table-cell>
          <table:table-cell table:formula="of:=[.C2]" office:value-type="string" office:string-value="ALLCORE">
            <text:p>ALLCORE</text:p>
          </table:table-cell>
          <table:table-cell table:formula="of:=[.I2]" office:value-type="string" office:string-value="ONECORE">
            <text:p>ONECORE</text:p>
          </table:table-cell>
          <table:table-cell/>
          <table:table-cell office:value-type="string">
            <text:p>overhead/iteration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table:formula="of:=AVERAGE([.B3:.D3])" office:value-type="float" office:value="0.196666666666667">
            <text:p>0.1966666667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formula="of:=AVERAGE([.H3:.J3])" office:value-type="float" office:value="0.5">
            <text:p>0.5</text:p>
          </table:table-cell>
          <table:table-cell table:number-columns-repeated="2"/>
          <table:table-cell table:formula="of:=[.A3]" office:value-type="float" office:value="0">
            <text:p>0</text:p>
          </table:table-cell>
          <table:table-cell table:formula="of:=[.E3]" office:value-type="float" office:value="0.196666666666667">
            <text:p>0.1966666667</text:p>
          </table:table-cell>
          <table:table-cell table:formula="of:=[.K3]" office:value-type="float" office:value="0.5">
            <text:p>0.5</text:p>
          </table:table-cell>
          <table:table-cell/>
          <table:table-cell table:formula="of:=([.O3]-[.P3])/1000000" office:value-type="float" office:value="-0.000000303333333333333">
            <text:p>-3.03333333333333E-0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.19">
            <text:p>0.19</text:p>
          </table:table-cell>
          <table:table-cell table:formula="of:=AVERAGE([.B4:.D4])" office:value-type="float" office:value="0.19">
            <text:p>0.19</text:p>
          </table:table-cell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table:formula="of:=AVERAGE([.H4:.J4])" office:value-type="float" office:value="0.496666666666667">
            <text:p>0.4966666667</text:p>
          </table:table-cell>
          <table:table-cell table:number-columns-repeated="2"/>
          <table:table-cell table:formula="of:=[.A4]" office:value-type="float" office:value="5">
            <text:p>5</text:p>
          </table:table-cell>
          <table:table-cell table:formula="of:=[.E4]" office:value-type="float" office:value="0.19">
            <text:p>0.19</text:p>
          </table:table-cell>
          <table:table-cell table:formula="of:=[.K4]" office:value-type="float" office:value="0.496666666666667">
            <text:p>0.4966666667</text:p>
          </table:table-cell>
          <table:table-cell/>
          <table:table-cell table:formula="of:=([.O4]-[.P4])/1000000" office:value-type="float" office:value="-0.000000306666666666667">
            <text:p>-3.06666666666667E-0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table:formula="of:=AVERAGE([.B5:.D5])" office:value-type="float" office:value="0.193333333333333">
            <text:p>0.1933333333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.51">
            <text:p>0.51</text:p>
          </table:table-cell>
          <table:table-cell table:formula="of:=AVERAGE([.H5:.J5])" office:value-type="float" office:value="0.51">
            <text:p>0.51</text:p>
          </table:table-cell>
          <table:table-cell table:number-columns-repeated="2"/>
          <table:table-cell table:formula="of:=[.A5]" office:value-type="float" office:value="10">
            <text:p>10</text:p>
          </table:table-cell>
          <table:table-cell table:formula="of:=[.E5]" office:value-type="float" office:value="0.193333333333333">
            <text:p>0.1933333333</text:p>
          </table:table-cell>
          <table:table-cell table:formula="of:=[.K5]" office:value-type="float" office:value="0.51">
            <text:p>0.51</text:p>
          </table:table-cell>
          <table:table-cell/>
          <table:table-cell table:formula="of:=([.O5]-[.P5])/1000000" office:value-type="float" office:value="-0.000000316666666666667">
            <text:p>-3.16666666666667E-00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.2">
            <text:p>0.2</text:p>
          </table:table-cell>
          <table:table-cell table:formula="of:=AVERAGE([.B6:.D6])" office:value-type="float" office:value="0.2">
            <text:p>0.2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.53">
            <text:p>0.53</text:p>
          </table:table-cell>
          <table:table-cell table:formula="of:=AVERAGE([.H6:.J6])" office:value-type="float" office:value="0.53">
            <text:p>0.53</text:p>
          </table:table-cell>
          <table:table-cell table:number-columns-repeated="2"/>
          <table:table-cell table:formula="of:=[.A6]" office:value-type="float" office:value="20">
            <text:p>20</text:p>
          </table:table-cell>
          <table:table-cell table:formula="of:=[.E6]" office:value-type="float" office:value="0.2">
            <text:p>0.2</text:p>
          </table:table-cell>
          <table:table-cell table:formula="of:=[.K6]" office:value-type="float" office:value="0.53">
            <text:p>0.53</text:p>
          </table:table-cell>
          <table:table-cell/>
          <table:table-cell table:formula="of:=([.O6]-[.P6])/1000000" office:value-type="float" office:value="-0.00000033">
            <text:p>-0.0000003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.22">
            <text:p>0.22</text:p>
          </table:table-cell>
          <table:table-cell table:formula="of:=AVERAGE([.B7:.D7])" office:value-type="float" office:value="0.22">
            <text:p>0.22</text:p>
          </table:table-cell>
          <table:table-cell/>
          <table:table-cell office:value-type="float" office:value="30">
            <text:p>30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table:formula="of:=AVERAGE([.H7:.J7])" office:value-type="float" office:value="0.553333333333333">
            <text:p>0.5533333333</text:p>
          </table:table-cell>
          <table:table-cell table:number-columns-repeated="2"/>
          <table:table-cell table:formula="of:=[.A7]" office:value-type="float" office:value="30">
            <text:p>30</text:p>
          </table:table-cell>
          <table:table-cell table:formula="of:=[.E7]" office:value-type="float" office:value="0.22">
            <text:p>0.22</text:p>
          </table:table-cell>
          <table:table-cell table:formula="of:=[.K7]" office:value-type="float" office:value="0.553333333333333">
            <text:p>0.5533333333</text:p>
          </table:table-cell>
          <table:table-cell/>
          <table:table-cell table:formula="of:=([.O7]-[.P7])/1000000" office:value-type="float" office:value="-0.000000333333333333333">
            <text:p>-3.33333333333333E-00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5">
            <text:p>0.25</text:p>
          </table:table-cell>
          <table:table-cell table:formula="of:=AVERAGE([.B8:.D8])" office:value-type="float" office:value="0.243333333333333">
            <text:p>0.2433333333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57">
            <text:p>0.57</text:p>
          </table:table-cell>
          <table:table-cell table:formula="of:=AVERAGE([.H8:.J8])" office:value-type="float" office:value="0.566666666666667">
            <text:p>0.5666666667</text:p>
          </table:table-cell>
          <table:table-cell table:number-columns-repeated="2"/>
          <table:table-cell table:formula="of:=[.A8]" office:value-type="float" office:value="40">
            <text:p>40</text:p>
          </table:table-cell>
          <table:table-cell table:formula="of:=[.E8]" office:value-type="float" office:value="0.243333333333333">
            <text:p>0.2433333333</text:p>
          </table:table-cell>
          <table:table-cell table:formula="of:=[.K8]" office:value-type="float" office:value="0.566666666666667">
            <text:p>0.5666666667</text:p>
          </table:table-cell>
          <table:table-cell/>
          <table:table-cell table:formula="of:=([.O8]-[.P8])/1000000" office:value-type="float" office:value="-0.000000323333333333334">
            <text:p>-3.23333333333334E-00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table:formula="of:=AVERAGE([.B9:.D9])" office:value-type="float" office:value="0.29">
            <text:p>0.29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59">
            <text:p>0.59</text:p>
          </table:table-cell>
          <table:table-cell table:formula="of:=AVERAGE([.H9:.J9])" office:value-type="float" office:value="0.596666666666667">
            <text:p>0.5966666667</text:p>
          </table:table-cell>
          <table:table-cell table:number-columns-repeated="2"/>
          <table:table-cell table:formula="of:=[.A9]" office:value-type="float" office:value="50">
            <text:p>50</text:p>
          </table:table-cell>
          <table:table-cell table:formula="of:=[.E9]" office:value-type="float" office:value="0.29">
            <text:p>0.29</text:p>
          </table:table-cell>
          <table:table-cell table:formula="of:=[.K9]" office:value-type="float" office:value="0.596666666666667">
            <text:p>0.5966666667</text:p>
          </table:table-cell>
          <table:table-cell/>
          <table:table-cell table:formula="of:=([.O9]-[.P9])/1000000" office:value-type="float" office:value="-0.000000306666666666667">
            <text:p>-3.06666666666667E-00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table:formula="of:=AVERAGE([.B10:.D10])" office:value-type="float" office:value="0.56">
            <text:p>0.56</text:p>
          </table:table-cell>
          <table:table-cell/>
          <table:table-cell office:value-type="float" office:value="60">
            <text:p>60</text:p>
          </table:table-cell>
          <table:table-cell office:value-type="float" office:value="0.61">
            <text:p>0.61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table:formula="of:=AVERAGE([.H10:.J10])" office:value-type="float" office:value="0.606666666666667">
            <text:p>0.6066666667</text:p>
          </table:table-cell>
          <table:table-cell table:number-columns-repeated="2"/>
          <table:table-cell table:formula="of:=[.A10]" office:value-type="float" office:value="60">
            <text:p>60</text:p>
          </table:table-cell>
          <table:table-cell table:formula="of:=[.E10]" office:value-type="float" office:value="0.56">
            <text:p>0.56</text:p>
          </table:table-cell>
          <table:table-cell table:formula="of:=[.K10]" office:value-type="float" office:value="0.606666666666667">
            <text:p>0.6066666667</text:p>
          </table:table-cell>
          <table:table-cell/>
          <table:table-cell table:formula="of:=([.O10]-[.P10])/1000000" office:value-type="float" office:value="-0.000000046666666666667">
            <text:p>-4.6666666666667E-00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">
            <text:p>0.88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table:formula="of:=AVERAGE([.B11:.D11])" office:value-type="float" office:value="0.676666666666667">
            <text:p>0.6766666667</text:p>
          </table:table-cell>
          <table:table-cell/>
          <table:table-cell office:value-type="float" office:value="70">
            <text:p>70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65">
            <text:p>0.65</text:p>
          </table:table-cell>
          <table:table-cell table:formula="of:=AVERAGE([.H11:.J11])" office:value-type="float" office:value="0.646666666666667">
            <text:p>0.6466666667</text:p>
          </table:table-cell>
          <table:table-cell table:number-columns-repeated="2"/>
          <table:table-cell table:formula="of:=[.A11]" office:value-type="float" office:value="70">
            <text:p>70</text:p>
          </table:table-cell>
          <table:table-cell table:formula="of:=[.E11]" office:value-type="float" office:value="0.676666666666667">
            <text:p>0.6766666667</text:p>
          </table:table-cell>
          <table:table-cell table:formula="of:=[.K11]" office:value-type="float" office:value="0.646666666666667">
            <text:p>0.6466666667</text:p>
          </table:table-cell>
          <table:table-cell/>
          <table:table-cell table:formula="of:=([.O11]-[.P11])/1000000" office:value-type="float" office:value="0.00000003">
            <text:p>0.0000000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32">
            <text:p>1.32</text:p>
          </table:table-cell>
          <table:table-cell office:value-type="float" office:value="0.88">
            <text:p>0.88</text:p>
          </table:table-cell>
          <table:table-cell office:value-type="float" office:value="2.07">
            <text:p>2.07</text:p>
          </table:table-cell>
          <table:table-cell table:formula="of:=AVERAGE([.B12:.D12])" office:value-type="float" office:value="1.42333333333333">
            <text:p>1.4233333333</text:p>
          </table:table-cell>
          <table:table-cell/>
          <table:table-cell office:value-type="float" office:value="80">
            <text:p>80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.67">
            <text:p>0.67</text:p>
          </table:table-cell>
          <table:table-cell table:formula="of:=AVERAGE([.H12:.J12])" office:value-type="float" office:value="0.673333333333333">
            <text:p>0.6733333333</text:p>
          </table:table-cell>
          <table:table-cell table:number-columns-repeated="2"/>
          <table:table-cell table:formula="of:=[.A12]" office:value-type="float" office:value="80">
            <text:p>80</text:p>
          </table:table-cell>
          <table:table-cell table:formula="of:=[.E12]" office:value-type="float" office:value="1.42333333333333">
            <text:p>1.4233333333</text:p>
          </table:table-cell>
          <table:table-cell table:formula="of:=[.K12]" office:value-type="float" office:value="0.673333333333333">
            <text:p>0.6733333333</text:p>
          </table:table-cell>
          <table:table-cell/>
          <table:table-cell table:formula="of:=([.O12]-[.P12])/1000000" office:value-type="float" office:value="0.000000749999999999997">
            <text:p>0.000000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13">
            <text:p>2.13</text:p>
          </table:table-cell>
          <table:table-cell office:value-type="float" office:value="2.92">
            <text:p>2.92</text:p>
          </table:table-cell>
          <table:table-cell office:value-type="float" office:value="2.32">
            <text:p>2.32</text:p>
          </table:table-cell>
          <table:table-cell table:formula="of:=AVERAGE([.B13:.D13])" office:value-type="float" office:value="2.45666666666667">
            <text:p>2.4566666667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.69">
            <text:p>0.69</text:p>
          </table:table-cell>
          <table:table-cell table:formula="of:=AVERAGE([.H13:.J13])" office:value-type="float" office:value="0.69">
            <text:p>0.69</text:p>
          </table:table-cell>
          <table:table-cell table:number-columns-repeated="2"/>
          <table:table-cell table:formula="of:=[.A13]" office:value-type="float" office:value="90">
            <text:p>90</text:p>
          </table:table-cell>
          <table:table-cell table:formula="of:=[.E13]" office:value-type="float" office:value="2.45666666666667">
            <text:p>2.4566666667</text:p>
          </table:table-cell>
          <table:table-cell table:formula="of:=[.K13]" office:value-type="float" office:value="0.69">
            <text:p>0.69</text:p>
          </table:table-cell>
          <table:table-cell/>
          <table:table-cell table:formula="of:=([.O13]-[.P13])/1000000" office:value-type="float" office:value="0.00000176666666666667">
            <text:p>1.76666666666667E-00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73">
            <text:p>2.73</text:p>
          </table:table-cell>
          <table:table-cell office:value-type="float" office:value="2.47">
            <text:p>2.47</text:p>
          </table:table-cell>
          <table:table-cell office:value-type="float" office:value="3.57">
            <text:p>3.57</text:p>
          </table:table-cell>
          <table:table-cell table:formula="of:=AVERAGE([.B14:.D14])" office:value-type="float" office:value="2.92333333333333">
            <text:p>2.9233333333</text:p>
          </table:table-cell>
          <table:table-cell/>
          <table:table-cell office:value-type="float" office:value="100">
            <text:p>100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table:formula="of:=AVERAGE([.H14:.J14])" office:value-type="float" office:value="0.713333333333333">
            <text:p>0.7133333333</text:p>
          </table:table-cell>
          <table:table-cell table:number-columns-repeated="2"/>
          <table:table-cell table:formula="of:=[.A14]" office:value-type="float" office:value="100">
            <text:p>100</text:p>
          </table:table-cell>
          <table:table-cell table:formula="of:=[.E14]" office:value-type="float" office:value="2.92333333333333">
            <text:p>2.9233333333</text:p>
          </table:table-cell>
          <table:table-cell table:formula="of:=[.K14]" office:value-type="float" office:value="0.713333333333333">
            <text:p>0.7133333333</text:p>
          </table:table-cell>
          <table:table-cell/>
          <table:table-cell table:formula="of:=([.O14]-[.P14])/1000000" office:value-type="float" office:value="0.00000221">
            <text:p>0.0000022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.41">
            <text:p>6.41</text:p>
          </table:table-cell>
          <table:table-cell office:value-type="float" office:value="6.46">
            <text:p>6.46</text:p>
          </table:table-cell>
          <table:table-cell office:value-type="float" office:value="6.98">
            <text:p>6.98</text:p>
          </table:table-cell>
          <table:table-cell table:formula="of:=AVERAGE([.B15:.D15])" office:value-type="float" office:value="6.61666666666667">
            <text:p>6.6166666667</text:p>
          </table:table-cell>
          <table:table-cell/>
          <table:table-cell office:value-type="float" office:value="200">
            <text:p>2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formula="of:=AVERAGE([.H15:.J15])" office:value-type="float" office:value="0.936666666666667">
            <text:p>0.9366666667</text:p>
          </table:table-cell>
          <table:table-cell table:number-columns-repeated="2"/>
          <table:table-cell table:formula="of:=[.A15]" office:value-type="float" office:value="200">
            <text:p>200</text:p>
          </table:table-cell>
          <table:table-cell table:formula="of:=[.E15]" office:value-type="float" office:value="6.61666666666667">
            <text:p>6.6166666667</text:p>
          </table:table-cell>
          <table:table-cell table:formula="of:=[.K15]" office:value-type="float" office:value="0.936666666666667">
            <text:p>0.9366666667</text:p>
          </table:table-cell>
          <table:table-cell/>
          <table:table-cell table:formula="of:=([.O15]-[.P15])/1000000" office:value-type="float" office:value="0.00000568">
            <text:p>0.0000056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.28">
            <text:p>6.28</text:p>
          </table:table-cell>
          <table:table-cell office:value-type="float" office:value="6.48">
            <text:p>6.48</text:p>
          </table:table-cell>
          <table:table-cell office:value-type="float" office:value="6.82">
            <text:p>6.82</text:p>
          </table:table-cell>
          <table:table-cell table:formula="of:=AVERAGE([.B16:.D16])" office:value-type="float" office:value="6.52666666666667">
            <text:p>6.5266666667</text:p>
          </table:table-cell>
          <table:table-cell/>
          <table:table-cell office:value-type="float" office:value="300">
            <text:p>300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table:formula="of:=AVERAGE([.H16:.J16])" office:value-type="float" office:value="1.14666666666667">
            <text:p>1.1466666667</text:p>
          </table:table-cell>
          <table:table-cell table:number-columns-repeated="2"/>
          <table:table-cell table:formula="of:=[.A16]" office:value-type="float" office:value="300">
            <text:p>300</text:p>
          </table:table-cell>
          <table:table-cell table:formula="of:=[.E16]" office:value-type="float" office:value="6.52666666666667">
            <text:p>6.5266666667</text:p>
          </table:table-cell>
          <table:table-cell table:formula="of:=[.K16]" office:value-type="float" office:value="1.14666666666667">
            <text:p>1.1466666667</text:p>
          </table:table-cell>
          <table:table-cell/>
          <table:table-cell table:formula="of:=([.O16]-[.P16])/1000000" office:value-type="float" office:value="0.00000538">
            <text:p>0.0000053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.52">
            <text:p>6.52</text:p>
          </table:table-cell>
          <table:table-cell office:value-type="float" office:value="6.49">
            <text:p>6.49</text:p>
          </table:table-cell>
          <table:table-cell office:value-type="float" office:value="6.71">
            <text:p>6.71</text:p>
          </table:table-cell>
          <table:table-cell table:formula="of:=AVERAGE([.B17:.D17])" office:value-type="float" office:value="6.57333333333333">
            <text:p>6.5733333333</text:p>
          </table:table-cell>
          <table:table-cell/>
          <table:table-cell office:value-type="float" office:value="400">
            <text:p>400</text:p>
          </table:table-cell>
          <table:table-cell office:value-type="float" office:value="1.36">
            <text:p>1.36</text:p>
          </table:table-cell>
          <table:table-cell office:value-type="float" office:value="1.37">
            <text:p>1.37</text:p>
          </table:table-cell>
          <table:table-cell office:value-type="float" office:value="1.35">
            <text:p>1.35</text:p>
          </table:table-cell>
          <table:table-cell table:formula="of:=AVERAGE([.H17:.J17])" office:value-type="float" office:value="1.36">
            <text:p>1.36</text:p>
          </table:table-cell>
          <table:table-cell table:number-columns-repeated="2"/>
          <table:table-cell table:formula="of:=[.A17]" office:value-type="float" office:value="400">
            <text:p>400</text:p>
          </table:table-cell>
          <table:table-cell table:formula="of:=[.E17]" office:value-type="float" office:value="6.57333333333333">
            <text:p>6.5733333333</text:p>
          </table:table-cell>
          <table:table-cell table:formula="of:=[.K17]" office:value-type="float" office:value="1.36">
            <text:p>1.36</text:p>
          </table:table-cell>
          <table:table-cell/>
          <table:table-cell table:formula="of:=([.O17]-[.P17])/1000000" office:value-type="float" office:value="0.00000521333333333333">
            <text:p>5.21333333333333E-00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59">
            <text:p>6.59</text:p>
          </table:table-cell>
          <table:table-cell office:value-type="float" office:value="6.67">
            <text:p>6.67</text:p>
          </table:table-cell>
          <table:table-cell office:value-type="float" office:value="6.37">
            <text:p>6.37</text:p>
          </table:table-cell>
          <table:table-cell table:formula="of:=AVERAGE([.B18:.D18])" office:value-type="float" office:value="6.54333333333333">
            <text:p>6.5433333333</text:p>
          </table:table-cell>
          <table:table-cell/>
          <table:table-cell office:value-type="float" office:value="500">
            <text:p>500</text:p>
          </table:table-cell>
          <table:table-cell office:value-type="float" office:value="1.58">
            <text:p>1.58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formula="of:=AVERAGE([.H18:.J18])" office:value-type="float" office:value="1.58333333333333">
            <text:p>1.5833333333</text:p>
          </table:table-cell>
          <table:table-cell table:number-columns-repeated="2"/>
          <table:table-cell table:formula="of:=[.A18]" office:value-type="float" office:value="500">
            <text:p>500</text:p>
          </table:table-cell>
          <table:table-cell table:formula="of:=[.E18]" office:value-type="float" office:value="6.54333333333333">
            <text:p>6.5433333333</text:p>
          </table:table-cell>
          <table:table-cell table:formula="of:=[.K18]" office:value-type="float" office:value="1.58333333333333">
            <text:p>1.5833333333</text:p>
          </table:table-cell>
          <table:table-cell/>
          <table:table-cell table:formula="of:=([.O18]-[.P18])/1000000" office:value-type="float" office:value="0.00000496">
            <text:p>0.0000049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6.41">
            <text:p>6.41</text:p>
          </table:table-cell>
          <table:table-cell office:value-type="float" office:value="6.94">
            <text:p>6.94</text:p>
          </table:table-cell>
          <table:table-cell table:formula="of:=AVERAGE([.B19:.D19])" office:value-type="float" office:value="6.58666666666667">
            <text:p>6.5866666667</text:p>
          </table:table-cell>
          <table:table-cell/>
          <table:table-cell office:value-type="float" office:value="600">
            <text:p>600</text:p>
          </table:table-cell>
          <table:table-cell office:value-type="float" office:value="1.8">
            <text:p>1.8</text:p>
          </table:table-cell>
          <table:table-cell office:value-type="float" office:value="1.79">
            <text:p>1.79</text:p>
          </table:table-cell>
          <table:table-cell office:value-type="float" office:value="1.8">
            <text:p>1.8</text:p>
          </table:table-cell>
          <table:table-cell table:formula="of:=AVERAGE([.H19:.J19])" office:value-type="float" office:value="1.79666666666667">
            <text:p>1.7966666667</text:p>
          </table:table-cell>
          <table:table-cell table:number-columns-repeated="2"/>
          <table:table-cell table:formula="of:=[.A19]" office:value-type="float" office:value="600">
            <text:p>600</text:p>
          </table:table-cell>
          <table:table-cell table:formula="of:=[.E19]" office:value-type="float" office:value="6.58666666666667">
            <text:p>6.5866666667</text:p>
          </table:table-cell>
          <table:table-cell table:formula="of:=[.K19]" office:value-type="float" office:value="1.79666666666667">
            <text:p>1.7966666667</text:p>
          </table:table-cell>
          <table:table-cell/>
          <table:table-cell table:formula="of:=([.O19]-[.P19])/1000000" office:value-type="float" office:value="0.00000479">
            <text:p>0.0000047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.63">
            <text:p>7.63</text:p>
          </table:table-cell>
          <table:table-cell office:value-type="float" office:value="7.64">
            <text:p>7.64</text:p>
          </table:table-cell>
          <table:table-cell office:value-type="float" office:value="7.59">
            <text:p>7.59</text:p>
          </table:table-cell>
          <table:table-cell table:formula="of:=AVERAGE([.B20:.D20])" office:value-type="float" office:value="7.62">
            <text:p>7.62</text:p>
          </table:table-cell>
          <table:table-cell/>
          <table:table-cell office:value-type="float" office:value="700">
            <text:p>700</text:p>
          </table:table-cell>
          <table:table-cell table:number-columns-repeated="2" office:value-type="float" office:value="2.05">
            <text:p>2.05</text:p>
          </table:table-cell>
          <table:table-cell office:value-type="float" office:value="2.03">
            <text:p>2.03</text:p>
          </table:table-cell>
          <table:table-cell table:formula="of:=AVERAGE([.H20:.J20])" office:value-type="float" office:value="2.04333333333333">
            <text:p>2.0433333333</text:p>
          </table:table-cell>
          <table:table-cell table:number-columns-repeated="2"/>
          <table:table-cell table:formula="of:=[.A20]" office:value-type="float" office:value="700">
            <text:p>700</text:p>
          </table:table-cell>
          <table:table-cell table:formula="of:=[.E20]" office:value-type="float" office:value="7.62">
            <text:p>7.62</text:p>
          </table:table-cell>
          <table:table-cell table:formula="of:=[.K20]" office:value-type="float" office:value="2.04333333333333">
            <text:p>2.0433333333</text:p>
          </table:table-cell>
          <table:table-cell/>
          <table:table-cell table:formula="of:=([.O20]-[.P20])/1000000" office:value-type="float" office:value="0.00000557666666666667">
            <text:p>5.57666666666667E-00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.9">
            <text:p>7.9</text:p>
          </table:table-cell>
          <table:table-cell office:value-type="float" office:value="8.06">
            <text:p>8.06</text:p>
          </table:table-cell>
          <table:table-cell office:value-type="float" office:value="7.88">
            <text:p>7.88</text:p>
          </table:table-cell>
          <table:table-cell table:formula="of:=AVERAGE([.B21:.D21])" office:value-type="float" office:value="7.94666666666667">
            <text:p>7.9466666667</text:p>
          </table:table-cell>
          <table:table-cell/>
          <table:table-cell office:value-type="float" office:value="800">
            <text:p>800</text:p>
          </table:table-cell>
          <table:table-cell office:value-type="float" office:value="2.24">
            <text:p>2.24</text:p>
          </table:table-cell>
          <table:table-cell table:number-columns-repeated="2" office:value-type="float" office:value="2.22">
            <text:p>2.22</text:p>
          </table:table-cell>
          <table:table-cell table:formula="of:=AVERAGE([.H21:.J21])" office:value-type="float" office:value="2.22666666666667">
            <text:p>2.2266666667</text:p>
          </table:table-cell>
          <table:table-cell table:number-columns-repeated="2"/>
          <table:table-cell table:formula="of:=[.A21]" office:value-type="float" office:value="800">
            <text:p>800</text:p>
          </table:table-cell>
          <table:table-cell table:formula="of:=[.E21]" office:value-type="float" office:value="7.94666666666667">
            <text:p>7.9466666667</text:p>
          </table:table-cell>
          <table:table-cell table:formula="of:=[.K21]" office:value-type="float" office:value="2.22666666666667">
            <text:p>2.2266666667</text:p>
          </table:table-cell>
          <table:table-cell/>
          <table:table-cell table:formula="of:=([.O21]-[.P21])/1000000" office:value-type="float" office:value="0.00000572">
            <text:p>0.0000057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.05">
            <text:p>8.05</text:p>
          </table:table-cell>
          <table:table-cell office:value-type="float" office:value="7.91">
            <text:p>7.91</text:p>
          </table:table-cell>
          <table:table-cell office:value-type="float" office:value="8.14">
            <text:p>8.14</text:p>
          </table:table-cell>
          <table:table-cell table:formula="of:=AVERAGE([.B22:.D22])" office:value-type="float" office:value="8.03333333333333">
            <text:p>8.0333333333</text:p>
          </table:table-cell>
          <table:table-cell/>
          <table:table-cell office:value-type="float" office:value="900">
            <text:p>900</text:p>
          </table:table-cell>
          <table:table-cell office:value-type="float" office:value="2.45">
            <text:p>2.45</text:p>
          </table:table-cell>
          <table:table-cell office:value-type="float" office:value="2.46">
            <text:p>2.46</text:p>
          </table:table-cell>
          <table:table-cell office:value-type="float" office:value="2.44">
            <text:p>2.44</text:p>
          </table:table-cell>
          <table:table-cell table:formula="of:=AVERAGE([.H22:.J22])" office:value-type="float" office:value="2.45">
            <text:p>2.45</text:p>
          </table:table-cell>
          <table:table-cell table:number-columns-repeated="2"/>
          <table:table-cell table:formula="of:=[.A22]" office:value-type="float" office:value="900">
            <text:p>900</text:p>
          </table:table-cell>
          <table:table-cell table:formula="of:=[.E22]" office:value-type="float" office:value="8.03333333333333">
            <text:p>8.0333333333</text:p>
          </table:table-cell>
          <table:table-cell table:formula="of:=[.K22]" office:value-type="float" office:value="2.45">
            <text:p>2.45</text:p>
          </table:table-cell>
          <table:table-cell/>
          <table:table-cell table:formula="of:=([.O22]-[.P22])/1000000" office:value-type="float" office:value="0.00000558333333333333">
            <text:p>5.58333333333333E-00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.16">
            <text:p>8.16</text:p>
          </table:table-cell>
          <table:table-cell office:value-type="float" office:value="8.44">
            <text:p>8.44</text:p>
          </table:table-cell>
          <table:table-cell office:value-type="float" office:value="8.18">
            <text:p>8.18</text:p>
          </table:table-cell>
          <table:table-cell table:formula="of:=AVERAGE([.B23:.D23])" office:value-type="float" office:value="8.26">
            <text:p>8.26</text:p>
          </table:table-cell>
          <table:table-cell/>
          <table:table-cell office:value-type="float" office:value="1000">
            <text:p>1000</text:p>
          </table:table-cell>
          <table:table-cell office:value-type="float" office:value="2.65">
            <text:p>2.65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table:formula="of:=AVERAGE([.H23:.J23])" office:value-type="float" office:value="2.65333333333333">
            <text:p>2.6533333333</text:p>
          </table:table-cell>
          <table:table-cell table:number-columns-repeated="2"/>
          <table:table-cell table:formula="of:=[.A23]" office:value-type="float" office:value="1000">
            <text:p>1000</text:p>
          </table:table-cell>
          <table:table-cell table:formula="of:=[.E23]" office:value-type="float" office:value="8.26">
            <text:p>8.26</text:p>
          </table:table-cell>
          <table:table-cell table:formula="of:=[.K23]" office:value-type="float" office:value="2.65333333333333">
            <text:p>2.6533333333</text:p>
          </table:table-cell>
          <table:table-cell/>
          <table:table-cell table:formula="of:=([.O23]-[.P23])/1000000" office:value-type="float" office:value="0.00000560666666666667">
            <text:p>5.60666666666667E-00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6.58">
            <text:p>46.58</text:p>
          </table:table-cell>
          <table:table-cell office:value-type="float" office:value="47.64">
            <text:p>47.64</text:p>
          </table:table-cell>
          <table:table-cell office:value-type="float" office:value="47.26">
            <text:p>47.26</text:p>
          </table:table-cell>
          <table:table-cell table:formula="of:=AVERAGE([.B24:.D24])" office:value-type="float" office:value="47.16">
            <text:p>47.1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2.35">
            <text:p>22.35</text:p>
          </table:table-cell>
          <table:table-cell office:value-type="float" office:value="22.15">
            <text:p>22.15</text:p>
          </table:table-cell>
          <table:table-cell office:value-type="float" office:value="22.07">
            <text:p>22.07</text:p>
          </table:table-cell>
          <table:table-cell table:formula="of:=AVERAGE([.H24:.J24])" office:value-type="float" office:value="22.19">
            <text:p>22.19</text:p>
          </table:table-cell>
          <table:table-cell table:number-columns-repeated="2"/>
          <table:table-cell table:formula="of:=[.A24]" office:value-type="float" office:value="10000">
            <text:p>10000</text:p>
          </table:table-cell>
          <table:table-cell table:formula="of:=[.E24]" office:value-type="float" office:value="47.16">
            <text:p>47.16</text:p>
          </table:table-cell>
          <table:table-cell table:formula="of:=[.K24]" office:value-type="float" office:value="22.19">
            <text:p>22.19</text:p>
          </table:table-cell>
          <table:table-cell/>
          <table:table-cell table:formula="of:=([.O24]-[.P24])/1000000" office:value-type="float" office:value="0.00002497">
            <text:p>0.00002497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9.89">
            <text:p>89.89</text:p>
          </table:table-cell>
          <table:table-cell office:value-type="float" office:value="92.27">
            <text:p>92.27</text:p>
          </table:table-cell>
          <table:table-cell office:value-type="float" office:value="91.14">
            <text:p>91.14</text:p>
          </table:table-cell>
          <table:table-cell table:formula="of:=AVERAGE([.B25:.D25])" office:value-type="float" office:value="91.1">
            <text:p>91.1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5.07">
            <text:p>45.07</text:p>
          </table:table-cell>
          <table:table-cell office:value-type="float" office:value="43.67">
            <text:p>43.67</text:p>
          </table:table-cell>
          <table:table-cell office:value-type="float" office:value="43.7">
            <text:p>43.7</text:p>
          </table:table-cell>
          <table:table-cell table:formula="of:=AVERAGE([.H25:.J25])" office:value-type="float" office:value="44.1466666666667">
            <text:p>44.1466666667</text:p>
          </table:table-cell>
          <table:table-cell table:number-columns-repeated="2"/>
          <table:table-cell table:formula="of:=[.A25]" office:value-type="float" office:value="20000">
            <text:p>20000</text:p>
          </table:table-cell>
          <table:table-cell table:formula="of:=[.E25]" office:value-type="float" office:value="91.1">
            <text:p>91.1</text:p>
          </table:table-cell>
          <table:table-cell table:formula="of:=[.K25]" office:value-type="float" office:value="44.1466666666667">
            <text:p>44.1466666667</text:p>
          </table:table-cell>
          <table:table-cell/>
          <table:table-cell table:formula="of:=([.O25]-[.P25])/1000000" office:value-type="float" office:value="0.0000469533333333333">
            <text:p>4.69533333333333E-005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66.09">
            <text:p>266.09</text:p>
          </table:table-cell>
          <table:table-cell office:value-type="float" office:value="265.25">
            <text:p>265.25</text:p>
          </table:table-cell>
          <table:table-cell office:value-type="float" office:value="269.14">
            <text:p>269.14</text:p>
          </table:table-cell>
          <table:table-cell table:formula="of:=AVERAGE([.B26:.D26])" office:value-type="float" office:value="266.826666666667">
            <text:p>266.8266666667</text:p>
          </table:table-cell>
          <table:table-cell/>
          <table:table-cell office:value-type="float" office:value="50000">
            <text:p>50000</text:p>
          </table:table-cell>
          <table:table-cell office:value-type="float" office:value="111.69">
            <text:p>111.69</text:p>
          </table:table-cell>
          <table:table-cell office:value-type="float" office:value="108.63">
            <text:p>108.63</text:p>
          </table:table-cell>
          <table:table-cell office:value-type="float" office:value="109.15">
            <text:p>109.15</text:p>
          </table:table-cell>
          <table:table-cell table:formula="of:=AVERAGE([.H26:.J26])" office:value-type="float" office:value="109.823333333333">
            <text:p>109.8233333333</text:p>
          </table:table-cell>
          <table:table-cell table:number-columns-repeated="2"/>
          <table:table-cell table:formula="of:=[.A26]" office:value-type="float" office:value="50000">
            <text:p>50000</text:p>
          </table:table-cell>
          <table:table-cell table:formula="of:=[.E26]" office:value-type="float" office:value="266.826666666667">
            <text:p>266.8266666667</text:p>
          </table:table-cell>
          <table:table-cell table:formula="of:=[.K26]" office:value-type="float" office:value="109.823333333333">
            <text:p>109.8233333333</text:p>
          </table:table-cell>
          <table:table-cell/>
          <table:table-cell table:formula="of:=([.O26]-[.P26])/1000000" office:value-type="float" office:value="0.000157003333333334">
            <text:p>0.0001570033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08.15">
            <text:p>508.15</text:p>
          </table:table-cell>
          <table:table-cell office:value-type="float" office:value="504.14">
            <text:p>504.14</text:p>
          </table:table-cell>
          <table:table-cell office:value-type="float" office:value="502.6">
            <text:p>502.6</text:p>
          </table:table-cell>
          <table:table-cell table:formula="of:=AVERAGE([.B27:.D27])" office:value-type="float" office:value="504.963333333333">
            <text:p>504.9633333333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221.59">
            <text:p>221.59</text:p>
          </table:table-cell>
          <table:table-cell office:value-type="float" office:value="217.84">
            <text:p>217.84</text:p>
          </table:table-cell>
          <table:table-cell office:value-type="float" office:value="218.58">
            <text:p>218.58</text:p>
          </table:table-cell>
          <table:table-cell table:formula="of:=AVERAGE([.H27:.J27])" office:value-type="float" office:value="219.336666666667">
            <text:p>219.3366666667</text:p>
          </table:table-cell>
          <table:table-cell table:number-columns-repeated="2"/>
          <table:table-cell table:formula="of:=[.A27]" office:value-type="float" office:value="100000">
            <text:p>100000</text:p>
          </table:table-cell>
          <table:table-cell table:formula="of:=[.E27]" office:value-type="float" office:value="504.963333333333">
            <text:p>504.9633333333</text:p>
          </table:table-cell>
          <table:table-cell table:formula="of:=[.K27]" office:value-type="float" office:value="219.336666666667">
            <text:p>219.3366666667</text:p>
          </table:table-cell>
          <table:table-cell/>
          <table:table-cell table:formula="of:=([.O27]-[.P27])/1000000" office:value-type="float" office:value="0.000285626666666666">
            <text:p>0.0002856267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92.51">
            <text:p>1292.51</text:p>
          </table:table-cell>
          <table:table-cell office:value-type="float" office:value="1296.56">
            <text:p>1296.56</text:p>
          </table:table-cell>
          <table:table-cell office:value-type="float" office:value="1297.94">
            <text:p>1297.94</text:p>
          </table:table-cell>
          <table:table-cell table:formula="of:=AVERAGE([.B28:.D28])" office:value-type="float" office:value="1295.67">
            <text:p>1295.67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435.9">
            <text:p>435.9</text:p>
          </table:table-cell>
          <table:table-cell office:value-type="float" office:value="428.26">
            <text:p>428.26</text:p>
          </table:table-cell>
          <table:table-cell office:value-type="float" office:value="428.74">
            <text:p>428.74</text:p>
          </table:table-cell>
          <table:table-cell table:formula="of:=AVERAGE([.H28:.J28])" office:value-type="float" office:value="430.966666666667">
            <text:p>430.9666666667</text:p>
          </table:table-cell>
          <table:table-cell table:number-columns-repeated="2"/>
          <table:table-cell table:formula="of:=[.A28]" office:value-type="float" office:value="200000">
            <text:p>200000</text:p>
          </table:table-cell>
          <table:table-cell table:formula="of:=[.E28]" office:value-type="float" office:value="1295.67">
            <text:p>1295.67</text:p>
          </table:table-cell>
          <table:table-cell table:formula="of:=[.K28]" office:value-type="float" office:value="430.966666666667">
            <text:p>430.9666666667</text:p>
          </table:table-cell>
          <table:table-cell/>
          <table:table-cell table:formula="of:=([.O28]-[.P28])/1000000" office:value-type="float" office:value="0.000864703333333333">
            <text:p>0.0008647033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179.54">
            <text:p>3179.54</text:p>
          </table:table-cell>
          <table:table-cell office:value-type="float" office:value="3176.03">
            <text:p>3176.03</text:p>
          </table:table-cell>
          <table:table-cell office:value-type="float" office:value="3162.51">
            <text:p>3162.51</text:p>
          </table:table-cell>
          <table:table-cell table:formula="of:=AVERAGE([.B29:.D29])" office:value-type="float" office:value="3172.69333333333">
            <text:p>3172.6933333333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1070.74">
            <text:p>1070.74</text:p>
          </table:table-cell>
          <table:table-cell office:value-type="float" office:value="1070.68">
            <text:p>1070.68</text:p>
          </table:table-cell>
          <table:table-cell office:value-type="float" office:value="1072.26">
            <text:p>1072.26</text:p>
          </table:table-cell>
          <table:table-cell table:formula="of:=AVERAGE([.H29:.J29])" office:value-type="float" office:value="1071.22666666667">
            <text:p>1071.2266666667</text:p>
          </table:table-cell>
          <table:table-cell table:number-columns-repeated="2"/>
          <table:table-cell table:formula="of:=[.A29]" office:value-type="float" office:value="500000">
            <text:p>500000</text:p>
          </table:table-cell>
          <table:table-cell table:formula="of:=[.E29]" office:value-type="float" office:value="3172.69333333333">
            <text:p>3172.6933333333</text:p>
          </table:table-cell>
          <table:table-cell table:formula="of:=[.K29]" office:value-type="float" office:value="1071.22666666667">
            <text:p>1071.2266666667</text:p>
          </table:table-cell>
          <table:table-cell/>
          <table:table-cell table:formula="of:=([.O29]-[.P29])/1000000" office:value-type="float" office:value="0.00210146666666667">
            <text:p>0.0021014667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002.09">
            <text:p>6002.09</text:p>
          </table:table-cell>
          <table:table-cell office:value-type="float" office:value="6001.77">
            <text:p>6001.77</text:p>
          </table:table-cell>
          <table:table-cell office:value-type="float" office:value="5997.54">
            <text:p>5997.54</text:p>
          </table:table-cell>
          <table:table-cell table:formula="of:=AVERAGE([.B30:.D30])" office:value-type="float" office:value="6000.46666666667">
            <text:p>6000.4666666667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2141.84">
            <text:p>2141.84</text:p>
          </table:table-cell>
          <table:table-cell office:value-type="float" office:value="2146.35">
            <text:p>2146.35</text:p>
          </table:table-cell>
          <table:table-cell office:value-type="float" office:value="2142.4">
            <text:p>2142.4</text:p>
          </table:table-cell>
          <table:table-cell table:formula="of:=AVERAGE([.H30:.J30])" office:value-type="float" office:value="2143.53">
            <text:p>2143.53</text:p>
          </table:table-cell>
          <table:table-cell table:number-columns-repeated="2"/>
          <table:table-cell table:formula="of:=[.A30]" office:value-type="float" office:value="1000000">
            <text:p>1000000</text:p>
          </table:table-cell>
          <table:table-cell table:formula="of:=[.E30]" office:value-type="float" office:value="6000.46666666667">
            <text:p>6000.4666666667</text:p>
          </table:table-cell>
          <table:table-cell table:formula="of:=[.K30]" office:value-type="float" office:value="2143.53">
            <text:p>2143.53</text:p>
          </table:table-cell>
          <table:table-cell/>
          <table:table-cell table:formula="of:=([.O30]-[.P30])/1000000" office:value-type="float" office:value="0.00385693666666667">
            <text:p>0.0038569367</text:p>
          </table:table-cell>
          <table:table-cell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8"/>
          <table:table-cell office:value-type="string">
            <text:p>a</text:p>
          </table:table-cell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08:01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zuch</meta:initial-creator>
    <meta:creation-date>2013-05-15T11:02:20</meta:creation-date>
    <dc:date>2013-05-16T09:21:02</dc:date>
    <dc:creator>Michael Kozuch</dc:creator>
    <meta:editing-duration>P0D</meta:editing-duration>
    <meta:editing-cycles>2</meta:editing-cycles>
    <meta:generator>LibreOffice/4.0.2.2$Linux_x86 LibreOffice_project/400m0$Build-2</meta:generator>
    <meta:document-statistic meta:table-count="1" meta:cell-count="4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13cm" svg:height="17.08cm" xlink:href=".." xlink:type="simple" chart:class="chart:scatter" chart:style-name="ch1">
        <chart:title svg:x="8.53cm" svg:y="0.477cm" chart:style-name="ch2">
          <text:p>Test of Wakeup Overhead</text:p>
        </chart:title>
        <chart:legend svg:x="15.394cm" svg:y="0.422cm" style:legend-expansion="custom" chartooo:width="3.581cm" chartooo:height="2.077cm" style:legend-expansion-aspect-ratio="1.72412132883967" chart:style-name="ch3"/>
        <chart:plot-area chart:style-name="ch4" table:cell-range-address="Sheet1.N2:Sheet1.P30" chart:data-source-has-labels="row" svg:x="1.27cm" svg:y="2.301cm" svg:width="20.666cm" svg:height="13.422cm">
          <chartooo:coordinate-region svg:x="2.447cm" svg:y="2.501cm" svg:width="18.839cm" svg:height="12.575cm"/>
          <chart:axis chart:dimension="x" chart:name="primary-x" chart:style-name="ch5">
            <chart:title svg:x="10.315cm" svg:y="16.064cm" chart:style-name="ch6">
              <text:p>Sleeptime (adds)</text:p>
            </chart:title>
          </chart:axis>
          <chart:axis chart:dimension="y" chart:name="primary-y" chart:style-name="ch5">
            <chart:title svg:x="0.262cm" svg:y="11.477cm" chart:style-name="ch7">
              <text:p>Runtime for 1 million iterations (s)</text:p>
            </chart:title>
            <chart:grid chart:style-name="ch8" chart:class="major"/>
          </chart:axis>
          <chart:series chart:style-name="ch9" chart:values-cell-range-address="Sheet1.O3:Sheet1.O30" chart:label-cell-address="Sheet1.O2:Sheet1.O2" chart:class="chart:scatter">
            <chart:domain table:cell-range-address="Sheet1.N3:Sheet1.N30"/>
            <chart:data-point chart:repeated="28"/>
          </chart:series>
          <chart:series chart:style-name="ch10" chart:values-cell-range-address="Sheet1.P3:Sheet1.P30" chart:label-cell-address="Sheet1.P2:Sheet1.P2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ALLCORE</text:p>
                <draw:g>
                  <svg:desc>Sheet1.O2:Sheet1.O2</svg:desc>
                </draw:g>
              </table:table-cell>
              <table:table-cell office:value-type="string">
                <text:p>ONECORE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3:Sheet1.N30</svg:desc>
                </draw:g>
              </table:table-cell>
              <table:table-cell office:value-type="float" office:value="0.196666666666667">
                <text:p>0.196666666666667</text:p>
                <draw:g>
                  <svg:desc>Sheet1.O3:Sheet1.O30</svg:desc>
                </draw:g>
              </table:table-cell>
              <table:table-cell office:value-type="float" office:value="0.5">
                <text:p>0.5</text:p>
                <draw:g>
                  <svg:desc>Sheet1.P3:Sheet1.P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  <table:table-cell office:value-type="float" office:value="0.496666666666667">
                <text:p>0.4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22">
                <text:p>0.22</text:p>
              </table:table-cell>
              <table:table-cell office:value-type="float" office:value="0.553333333333333">
                <text:p>0.55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29">
                <text:p>0.29</text:p>
              </table:table-cell>
              <table:table-cell office:value-type="float" office:value="0.596666666666667">
                <text:p>0.59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56">
                <text:p>0.56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42333333333333">
                <text:p>1.42333333333333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2.45666666666667">
                <text:p>2.4566666666666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.92333333333333">
                <text:p>2.92333333333333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6.61666666666667">
                <text:p>6.61666666666667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6.52666666666667">
                <text:p>6.52666666666667</text:p>
              </table:table-cell>
              <table:table-cell office:value-type="float" office:value="1.14666666666667">
                <text:p>1.14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6.57333333333333">
                <text:p>6.573333333333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6.54333333333333">
                <text:p>6.54333333333333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6.58666666666667">
                <text:p>6.58666666666667</text:p>
              </table:table-cell>
              <table:table-cell office:value-type="float" office:value="1.79666666666667">
                <text:p>1.79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7.62">
                <text:p>7.62</text:p>
              </table:table-cell>
              <table:table-cell office:value-type="float" office:value="2.04333333333333">
                <text:p>2.04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7.94666666666667">
                <text:p>7.94666666666667</text:p>
              </table:table-cell>
              <table:table-cell office:value-type="float" office:value="2.22666666666667">
                <text:p>2.22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8.03333333333333">
                <text:p>8.0333333333333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8.26">
                <text:p>8.26</text:p>
              </table:table-cell>
              <table:table-cell office:value-type="float" office:value="2.65333333333333">
                <text:p>2.65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47.16">
                <text:p>47.16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">
                <text:p>20000</text:p>
              </table:table-cell>
              <table:table-cell office:value-type="float" office:value="91.1">
                <text:p>91.1</text:p>
              </table:table-cell>
              <table:table-cell office:value-type="float" office:value="44.1466666666667">
                <text:p>44.14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266.826666666667">
                <text:p>266.826666666667</text:p>
              </table:table-cell>
              <table:table-cell office:value-type="float" office:value="109.823333333333">
                <text:p>109.82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504.963333333333">
                <text:p>504.963333333333</text:p>
              </table:table-cell>
              <table:table-cell office:value-type="float" office:value="219.336666666667">
                <text:p>219.33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295.67">
                <text:p>1295.67</text:p>
              </table:table-cell>
              <table:table-cell office:value-type="float" office:value="430.966666666667">
                <text:p>430.9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3172.69333333333">
                <text:p>3172.69333333333</text:p>
              </table:table-cell>
              <table:table-cell office:value-type="float" office:value="1071.22666666667">
                <text:p>1071.22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">
                <text:p>1000000</text:p>
              </table:table-cell>
              <table:table-cell office:value-type="float" office:value="6000.46666666667">
                <text:p>6000.46666666667</text:p>
              </table:table-cell>
              <table:table-cell office:value-type="float" office:value="2143.53">
                <text:p>214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